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28.98mm"/>
    </style:style>
    <style:style style:name="co4" style:family="table-column">
      <style:table-column-properties fo:break-before="auto" style:column-width="36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ll_numb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Whole file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3333" calcext:value-type="percentage">
            <text:p>33.33%</text:p>
          </table:table-cell>
          <table:table-cell table:style-name="ce1" table:formula="of:=AVERAGE([.B6:.D6])" office:value-type="percentage" office:value="0.481466666666667" calcext:value-type="percentage">
            <text:p>48.15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3731" calcext:value-type="percentage">
            <text:p>37.31%</text:p>
          </table:table-cell>
          <table:table-cell office:value-type="percentage" office:value="0.5181" calcext:value-type="percentage">
            <text:p>51.81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1333" calcext:value-type="percentage">
            <text:p>13.33%</text:p>
          </table:table-cell>
          <table:table-cell office:value-type="percentage" office:value="0.5598" calcext:value-type="percentage">
            <text:p>55.98%</text:p>
          </table:table-cell>
          <table:table-cell office:value-type="percentage" office:value="0.2522" calcext:value-type="percentage">
            <text:p>25.22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2619" calcext:value-type="percentage">
            <text:p>26.19%</text:p>
          </table:table-cell>
          <table:table-cell office:value-type="percentage" office:value="0.0896" calcext:value-type="percentage">
            <text:p>8.96%</text:p>
          </table:table-cell>
          <table:table-cell office:value-type="percentage" office:value="0.3532" calcext:value-type="percentage">
            <text:p>35.32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3857" calcext:value-type="percentage">
            <text:p>38.57%</text:p>
          </table:table-cell>
          <table:table-cell office:value-type="percentage" office:value="0.3408" calcext:value-type="percentage">
            <text:p>34.08%</text:p>
          </table:table-cell>
          <table:table-cell office:value-type="percentage" office:value="0.3745" calcext:value-type="percentage">
            <text:p>37.45%</text:p>
          </table:table-cell>
          <table:table-cell table:style-name="ce1" table:formula="of:=AVERAGE([.B12:.D12])" office:value-type="percentage" office:value="0.367" calcext:value-type="percentage">
            <text:p>36.70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58" calcext:value-type="percentage">
            <text:p>45.80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1531" calcext:value-type="percentage">
            <text:p>15.31%</text:p>
          </table:table-cell>
          <table:table-cell office:value-type="percentage" office:value="0.5299" calcext:value-type="percentage">
            <text:p>52.99%</text:p>
          </table:table-cell>
          <table:table-cell office:value-type="percentage" office:value="0.3043" calcext:value-type="percentage">
            <text:p>30.43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471" calcext:value-type="percentage">
            <text:p>14.71%</text:p>
          </table:table-cell>
          <table:table-cell office:value-type="percentage" office:value="0.4314" calcext:value-type="percentage">
            <text:p>43.14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322" calcext:value-type="percentage">
            <text:p>43.22%</text:p>
          </table:table-cell>
          <table:table-cell office:value-type="percentage" office:value="0.3433" calcext:value-type="percentage">
            <text:p>34.33%</text:p>
          </table:table-cell>
          <table:table-cell office:value-type="percentage" office:value="0.3979" calcext:value-type="percentage">
            <text:p>39.79%</text:p>
          </table:table-cell>
          <table:table-cell table:style-name="ce1" table:formula="of:=AVERAGE([.B18:.D18])" office:value-type="percentage" office:value="0.391133333333333" calcext:value-type="percentage">
            <text:p>39.11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387" calcext:value-type="percentage">
            <text:p>83.87%</text:p>
          </table:table-cell>
          <table:table-cell office:value-type="percentage" office:value="0.413" calcext:value-type="percentage">
            <text:p>41.30%</text:p>
          </table:table-cell>
          <table:table-cell office:value-type="percentage" office:value="0.5528" calcext:value-type="percentage">
            <text:p>55.28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1385" calcext:value-type="percentage">
            <text:p>13.85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103" calcext:value-type="percentage">
            <text:p>31.03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2609" calcext:value-type="percentage">
            <text:p>26.09%</text:p>
          </table:table-cell>
          <table:table-cell office:value-type="percentage" office:value="0.4058" calcext:value-type="percentage">
            <text:p>40.58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448" calcext:value-type="percentage">
            <text:p>44.48%</text:p>
          </table:table-cell>
          <table:table-cell office:value-type="percentage" office:value="0.4169" calcext:value-type="percentage">
            <text:p>41.69%</text:p>
          </table:table-cell>
          <table:table-cell office:value-type="percentage" office:value="0.423" calcext:value-type="percentage">
            <text:p>42.30%</text:p>
          </table:table-cell>
          <table:table-cell table:style-name="ce1" table:formula="of:=AVERAGE([.B24:.D24])" office:value-type="percentage" office:value="0.428233333333333" calcext:value-type="percentage">
            <text:p>42.82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143" calcext:value-type="percentage">
            <text:p>81.43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5546" calcext:value-type="percentage">
            <text:p>55.46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2449" calcext:value-type="percentage">
            <text:p>24.49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27" calcext:value-type="percentage">
            <text:p>27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4286" calcext:value-type="percentage">
            <text:p>42.86%</text:p>
          </table:table-cell>
          <table:table-cell table:number-columns-repeated="2" office:value-type="percentage" office:value="0.5294" calcext:value-type="percentage">
            <text:p>52.94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959" calcext:value-type="percentage">
            <text:p>49.59%</text:p>
          </table:table-cell>
          <table:table-cell office:value-type="percentage" office:value="0.5526" calcext:value-type="percentage">
            <text:p>55.26%</text:p>
          </table:table-cell>
          <table:table-cell office:value-type="percentage" office:value="0.4513" calcext:value-type="percentage">
            <text:p>45.13%</text:p>
          </table:table-cell>
          <table:table-cell table:style-name="ce1" table:formula="of:=AVERAGE([.B30:.D30])" office:value-type="percentage" office:value="0.499933333333333" calcext:value-type="percentage">
            <text:p>49.99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571" calcext:value-type="percentage">
            <text:p>85.7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102" calcext:value-type="percentage">
            <text:p>51.02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2051" calcext:value-type="percentage">
            <text:p>20.51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5714" calcext:value-type="percentage">
            <text:p>57.14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717" calcext:value-type="percentage">
            <text:p>47.17%</text:p>
          </table:table-cell>
          <table:table-cell office:value-type="percentage" office:value="0.4742" calcext:value-type="percentage">
            <text:p>47.42%</text:p>
          </table:table-cell>
          <table:table-cell office:value-type="percentage" office:value="0.4939" calcext:value-type="percentage">
            <text:p>49.39%</text:p>
          </table:table-cell>
          <table:table-cell table:style-name="ce1" table:formula="of:=AVERAGE([.B36:.D36])" office:value-type="percentage" office:value="0.479933333333333" calcext:value-type="percentage">
            <text:p>47.99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9362" calcext:value-type="percentage">
            <text:p>93.62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619" calcext:value-type="percentage">
            <text:p>61.90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2424" calcext:value-type="percentage">
            <text:p>24.24%</text:p>
          </table:table-cell>
          <table:table-cell office:value-type="percentage" office:value="0.7949" calcext:value-type="percentage">
            <text:p>79.49%</text:p>
          </table:table-cell>
          <table:table-cell office:value-type="percentage" office:value="0.2137" calcext:value-type="percentage">
            <text:p>21.37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833" calcext:value-type="percentage">
            <text:p>58.33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5357" calcext:value-type="percentage">
            <text:p>53.57%</text:p>
          </table:table-cell>
          <table:table-cell office:value-type="percentage" office:value="0.515" calcext:value-type="percentage">
            <text:p>51.50%</text:p>
          </table:table-cell>
          <table:table-cell office:value-type="percentage" office:value="0.472" calcext:value-type="percentage">
            <text:p>47.20%</text:p>
          </table:table-cell>
          <table:table-cell table:style-name="ce1" table:formula="of:=AVERAGE([.B42:.D42])" office:value-type="percentage" office:value="0.507566666666667" calcext:value-type="percentage">
            <text:p>50.76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14" calcext:value-type="percentage">
            <text:p>57.14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2667" calcext:value-type="percentage">
            <text:p>26.67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333" calcext:value-type="percentage">
            <text:p>33.33%</text:p>
          </table:table-cell>
          <table:table-cell table:number-columns-repeated="2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849" calcext:value-type="percentage">
            <text:p>48.49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46" calcext:value-type="percentage">
            <text:p>44.60%</text:p>
          </table:table-cell>
          <table:table-cell table:style-name="ce1" table:formula="of:=AVERAGE([.B48:.D48])" office:value-type="percentage" office:value="0.4955" calcext:value-type="percentage">
            <text:p>49.55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286" calcext:value-type="percentage">
            <text:p>82.86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746" calcext:value-type="percentage">
            <text:p>74.60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407" calcext:value-type="percentage">
            <text:p>74.07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641" calcext:value-type="percentage">
            <text:p>46.41%</text:p>
          </table:table-cell>
          <table:table-cell office:value-type="percentage" office:value="0.5741" calcext:value-type="percentage">
            <text:p>57.41%</text:p>
          </table:table-cell>
          <table:table-cell office:value-type="percentage" office:value="0.5456" calcext:value-type="percentage">
            <text:p>54.56%</text:p>
          </table:table-cell>
          <table:table-cell table:style-name="ce1" table:formula="of:=AVERAGE([.B54:.D54])" office:value-type="percentage" office:value="0.527933333333333" calcext:value-type="percentage">
            <text:p>52.79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065" calcext:value-type="percentage">
            <text:p>80.6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64" calcext:value-type="percentage">
            <text:p>44.64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3333" calcext:value-type="percentage">
            <text:p>33.33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375" calcext:value-type="percentage">
            <text:p>37.50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587" calcext:value-type="percentage">
            <text:p>58.70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3849" calcext:value-type="percentage">
            <text:p>38.49%</text:p>
          </table:table-cell>
          <table:table-cell table:style-name="ce1" table:formula="of:=AVERAGE([.B60:.D60])" office:value-type="percentage" office:value="0.518933333333333" calcext:value-type="percentage">
            <text:p>51.89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265" calcext:value-type="percentage">
            <text:p>32.65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425" calcext:value-type="percentage">
            <text:p>42.5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714" calcext:value-type="percentage">
            <text:p>57.14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5177" calcext:value-type="percentage">
            <text:p>51.77%</text:p>
          </table:table-cell>
          <table:table-cell office:value-type="percentage" office:value="0.5873" calcext:value-type="percentage">
            <text:p>58.73%</text:p>
          </table:table-cell>
          <table:table-cell office:value-type="percentage" office:value="0.441" calcext:value-type="percentage">
            <text:p>44.10%</text:p>
          </table:table-cell>
          <table:table-cell table:style-name="ce1" table:formula="of:=AVERAGE([.B66:.D66])" office:value-type="percentage" office:value="0.515333333333333" calcext:value-type="percentage">
            <text:p>51.53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077" calcext:value-type="percentage">
            <text:p>80.77%</text:p>
          </table:table-cell>
          <table:table-cell table:number-columns-repeated="2" office:value-type="percentage" office:value="0.5714" calcext:value-type="percentage">
            <text:p>57.14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2875" calcext:value-type="percentage">
            <text:p>28.75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1429" calcext:value-type="percentage">
            <text:p>14.29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498" calcext:value-type="percentage">
            <text:p>44.98%</text:p>
          </table:table-cell>
          <table:table-cell office:value-type="percentage" office:value="0.6171" calcext:value-type="percentage">
            <text:p>61.71%</text:p>
          </table:table-cell>
          <table:table-cell office:value-type="percentage" office:value="0.3339" calcext:value-type="percentage">
            <text:p>33.39%</text:p>
          </table:table-cell>
          <table:table-cell table:style-name="ce1" table:formula="of:=AVERAGE([.B72:.D72])" office:value-type="percentage" office:value="0.466933333333333" calcext:value-type="percentage">
            <text:p>46.69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/>
          <table:table-cell office:value-type="percentage" office:value="0.75" calcext:value-type="percentage">
            <text:p>75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524" calcext:value-type="percentage">
            <text:p>45.24%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1765" calcext:value-type="percentage">
            <text:p>17.65%</text:p>
          </table:table-cell>
          <table:table-cell office:value-type="percentage" office:value="0.7619" calcext:value-type="percentage">
            <text:p>76.19%</text:p>
          </table:table-cell>
          <table:table-cell office:value-type="percentage" office:value="0.4571" calcext:value-type="percentage">
            <text:p>45.71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4517" calcext:value-type="percentage">
            <text:p>45.17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4698" calcext:value-type="percentage">
            <text:p>46.98%</text:p>
          </table:table-cell>
          <table:table-cell table:style-name="ce1" table:formula="of:=AVERAGE([.B78:.D78])" office:value-type="percentage" office:value="0.4659" calcext:value-type="percentage">
            <text:p>46.59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636" calcext:value-type="percentage">
            <text:p>86.36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143" calcext:value-type="percentage">
            <text:p>21.43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3443" calcext:value-type="percentage">
            <text:p>34.43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444" calcext:value-type="percentage">
            <text:p>44.44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5863" calcext:value-type="percentage">
            <text:p>58.63%</text:p>
          </table:table-cell>
          <table:table-cell office:value-type="percentage" office:value="0.5278" calcext:value-type="percentage">
            <text:p>52.78%</text:p>
          </table:table-cell>
          <table:table-cell office:value-type="percentage" office:value="0.3343" calcext:value-type="percentage">
            <text:p>33.43%</text:p>
          </table:table-cell>
          <table:table-cell table:style-name="ce1" table:formula="of:=AVERAGE([.B84:.D84])" office:value-type="percentage" office:value="0.4828" calcext:value-type="percentage">
            <text:p>48.28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 office:value-type="percentage" office:value="0.7" calcext:value-type="percentage">
            <text:p>70.00%</text:p>
          </table:table-cell>
          <table:table-cell office:value-type="percentage" office:value="0.8571" calcext:value-type="percentage">
            <text:p>85.71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1167" calcext:value-type="percentage">
            <text:p>11.67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333" calcext:value-type="percentage">
            <text:p>33.33%</text:p>
          </table:table-cell>
          <table:table-cell table:number-columns-repeated="2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635" calcext:value-type="percentage">
            <text:p>46.35%</text:p>
          </table:table-cell>
          <table:table-cell office:value-type="percentage" office:value="0.6926" calcext:value-type="percentage">
            <text:p>69.26%</text:p>
          </table:table-cell>
          <table:table-cell office:value-type="percentage" office:value="0.5246" calcext:value-type="percentage">
            <text:p>52.46%</text:p>
          </table:table-cell>
          <table:table-cell table:style-name="ce1" table:formula="of:=AVERAGE([.B90:.D90])" office:value-type="percentage" office:value="0.560233333333333" calcext:value-type="percentage">
            <text:p>56.02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429" calcext:value-type="percentage">
            <text:p>54.29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2333" calcext:value-type="percentage">
            <text:p>23.33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667" calcext:value-type="percentage">
            <text:p>26.67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56" calcext:value-type="percentage">
            <text:p>45.60%</text:p>
          </table:table-cell>
          <table:table-cell office:value-type="percentage" office:value="0.3852" calcext:value-type="percentage">
            <text:p>38.52%</text:p>
          </table:table-cell>
          <table:table-cell office:value-type="percentage" office:value="0.3476" calcext:value-type="percentage">
            <text:p>34.76%</text:p>
          </table:table-cell>
          <table:table-cell table:style-name="ce1" table:formula="of:=AVERAGE([.B96:.D96])" office:value-type="percentage" office:value="0.396266666666667" calcext:value-type="percentage">
            <text:p>39.63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7222" calcext:value-type="percentage">
            <text:p>72.2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29" calcext:value-type="percentage">
            <text:p>54.29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12" calcext:value-type="percentage">
            <text:p>12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67" calcext:value-type="percentage">
            <text:p>66.67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544" calcext:value-type="percentage">
            <text:p>45.44%</text:p>
          </table:table-cell>
          <table:table-cell office:value-type="percentage" office:value="0.5889" calcext:value-type="percentage">
            <text:p>58.89%</text:p>
          </table:table-cell>
          <table:table-cell office:value-type="percentage" office:value="0.4432" calcext:value-type="percentage">
            <text:p>44.32%</text:p>
          </table:table-cell>
          <table:table-cell table:style-name="ce1" table:formula="of:=AVERAGE([.B102:.D102])" office:value-type="percentage" office:value="0.4955" calcext:value-type="percentage">
            <text:p>49.55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7647" calcext:value-type="percentage">
            <text:p>76.4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1786" calcext:value-type="percentage">
            <text:p>17.86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0833" calcext:value-type="percentage">
            <text:p>8.33%</text:p>
          </table:table-cell>
          <table:table-cell office:value-type="percentage" office:value="0.9333" calcext:value-type="percentage">
            <text:p>93.33%</text:p>
          </table:table-cell>
          <table:table-cell office:value-type="percentage" office:value="0.46" calcext:value-type="percentage">
            <text:p>46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333" calcext:value-type="percentage">
            <text:p>83.33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16" calcext:value-type="percentage">
            <text:p>41.60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4906" calcext:value-type="percentage">
            <text:p>49.06%</text:p>
          </table:table-cell>
          <table:table-cell table:style-name="ce1" table:formula="of:=AVERAGE([.B108:.D108])" office:value-type="percentage" office:value="0.558666666666667" calcext:value-type="percentage">
            <text:p>55.87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929" calcext:value-type="percentage">
            <text:p>89.29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379" calcext:value-type="percentage">
            <text:p>43.79%</text:p>
          </table:table-cell>
          <table:table-cell office:value-type="percentage" office:value="0.6194" calcext:value-type="percentage">
            <text:p>61.94%</text:p>
          </table:table-cell>
          <table:table-cell office:value-type="percentage" office:value="0.4776" calcext:value-type="percentage">
            <text:p>47.76%</text:p>
          </table:table-cell>
          <table:table-cell table:style-name="ce1" table:formula="of:=AVERAGE([.B114:.D114])" office:value-type="percentage" office:value="0.511633333333333" calcext:value-type="percentage">
            <text:p>51.16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6" calcext:value-type="percentage">
            <text:p>16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167" calcext:value-type="percentage">
            <text:p>41.67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5256" calcext:value-type="percentage">
            <text:p>52.56%</text:p>
          </table:table-cell>
          <table:table-cell table:style-name="ce1" table:formula="of:=AVERAGE([.B120:.D120])" office:value-type="percentage" office:value="0.546133333333333" calcext:value-type="percentage">
            <text:p>54.61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3571" calcext:value-type="percentage">
            <text:p>35.71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275" calcext:value-type="percentage">
            <text:p>27.5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944" calcext:value-type="percentage">
            <text:p>69.44%</text:p>
          </table:table-cell>
          <table:table-cell office:value-type="percentage" office:value="0.3774" calcext:value-type="percentage">
            <text:p>37.74%</text:p>
          </table:table-cell>
          <table:table-cell table:style-name="ce1" table:formula="of:=AVERAGE([.B126:.D126])" office:value-type="percentage" office:value="0.4906" calcext:value-type="percentage">
            <text:p>49.06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429" calcext:value-type="percentage">
            <text:p>64.29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3643" calcext:value-type="percentage">
            <text:p>36.43%</text:p>
          </table:table-cell>
          <table:table-cell office:value-type="percentage" office:value="0.5278" calcext:value-type="percentage">
            <text:p>52.78%</text:p>
          </table:table-cell>
          <table:table-cell office:value-type="percentage" office:value="0.4143" calcext:value-type="percentage">
            <text:p>41.43%</text:p>
          </table:table-cell>
          <table:table-cell table:style-name="ce1" table:formula="of:=AVERAGE([.B132:.D132])" office:value-type="percentage" office:value="0.435466666666667" calcext:value-type="percentage">
            <text:p>43.55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8462" calcext:value-type="percentage">
            <text:p>84.6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571" calcext:value-type="percentage">
            <text:p>85.71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5598" calcext:value-type="percentage">
            <text:p>55.98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802" calcext:value-type="percentage">
            <text:p>48.02%</text:p>
          </table:table-cell>
          <table:table-cell table:style-name="ce1" table:formula="of:=AVERAGE([.B138:.D138])" office:value-type="percentage" office:value="0.531866666666667" calcext:value-type="percentage">
            <text:p>53.19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9048" calcext:value-type="percentage">
            <text:p>90.48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667" calcext:value-type="percentage">
            <text:p>66.67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4509" calcext:value-type="percentage">
            <text:p>45.09%</text:p>
          </table:table-cell>
          <table:table-cell office:value-type="percentage" office:value="0.6389" calcext:value-type="percentage">
            <text:p>63.89%</text:p>
          </table:table-cell>
          <table:table-cell office:value-type="percentage" office:value="0.5571" calcext:value-type="percentage">
            <text:p>55.71%</text:p>
          </table:table-cell>
          <table:table-cell table:style-name="ce1" table:formula="of:=AVERAGE([.B144:.D144])" office:value-type="percentage" office:value="0.548966666666667" calcext:value-type="percentage">
            <text:p>54.90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43" calcext:value-type="percentage">
            <text:p>71.43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375" calcext:value-type="percentage">
            <text:p>37.5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667" calcext:value-type="percentage">
            <text:p>66.67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5456" calcext:value-type="percentage">
            <text:p>54.56%</text:p>
          </table:table-cell>
          <table:table-cell office:value-type="percentage" office:value="0.6111" calcext:value-type="percentage">
            <text:p>61.11%</text:p>
          </table:table-cell>
          <table:table-cell office:value-type="percentage" office:value="0.5853" calcext:value-type="percentage">
            <text:p>58.53%</text:p>
          </table:table-cell>
          <table:table-cell table:style-name="ce1" table:formula="of:=AVERAGE([.B150:.D150])" office:value-type="percentage" office:value="0.580666666666667" calcext:value-type="percentage">
            <text:p>58.07%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Default" office:value-type="string" calcext:value-type="string">
            <text:p>eeg only</text:p>
          </table:table-cell>
          <table:table-cell table:style-name="Default" office:value-type="string" calcext:value-type="string">
            <text:p>eeg and sound</text:p>
          </table:table-cell>
          <table:table-cell table:style-name="Default" office:value-type="string" calcext:value-type="string">
            <text:p>no sound on sound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 office:value-type="percentage" office:value="0.6667" calcext:value-type="percentage">
            <text:p>66.67%</text:p>
          </table:table-cell>
          <table:table-cell office:value-type="percentage" office:value="0.8095" calcext:value-type="percentage">
            <text:p>80.95%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075" calcext:value-type="percentage">
            <text:p>7.50%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556" calcext:value-type="percentage">
            <text:p>55.56%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722" calcext:value-type="percentage">
            <text:p>47.22%</text:p>
          </table:table-cell>
          <table:table-cell office:value-type="percentage" office:value="0.48" calcext:value-type="percentage">
            <text:p>48.00%</text:p>
          </table:table-cell>
          <table:table-cell table:style-name="ce1" table:formula="of:=AVERAGE([.B156:.D156])" office:value-type="percentage" office:value="0.5026" calcext:value-type="percentage">
            <text:p>50.2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22:33:24.002541058</dc:date>
    <meta:editing-duration>PT4M7S</meta:editing-duration>
    <meta:editing-cycles>1</meta:editing-cycles>
    <meta:document-statistic meta:table-count="1" meta:cell-count="546" meta:object-count="0"/>
    <meta:generator>LibreOffice/6.1.5.2$Linux_X86_64 LibreOffice_project/10$Build-2</meta:generator>
  </office:meta>
</office:document-meta>
</file>